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80eb56">
      <style:table-properties style:width="6.692in" table:align="margins"/>
    </style:style>
    <style:style style:family="table-column" style:name="aadb61e"/>
    <style:style style:family="table-cell" style:name="a5f66a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2cad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c38a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3400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ba8a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e01c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4812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a57d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e0dd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3325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44c3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7b38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cf4c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a4c0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3625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989f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8a49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80d6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27567">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a026f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595b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bbf9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08a2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682e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a10504">
      <number:number number:decimal-places="0" number:grouping="true" number:min-integer-digits="1"/>
    </number:number-style>
    <style:style style:data-style-name="na10504" style:family="table-cell" style:name="a3f270a">
      <style:table-cell-properties fo:border="0.03cm solid #000000" style:decimal-places="2"/>
      <style:paragraph-properties style:tab-stop-distance="1.25cm"/>
      <style:text-properties style:font-name="Arial" style:font-name-asian="Lucida Sans Unicode" style:font-name-complex="Tahoma"/>
    </style:style>
    <number:number-style style:name="n2ac58b">
      <number:number number:decimal-places="0" number:grouping="true" number:min-integer-digits="1"/>
    </number:number-style>
    <style:style style:data-style-name="n2ac58b" style:family="table-cell" style:name="ac150c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8938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43af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97f3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7340d">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e3f4c2">
      <number:number number:decimal-places="0" number:grouping="true" number:min-integer-digits="1"/>
    </number:number-style>
    <style:style style:data-style-name="ne3f4c2" style:family="table-cell" style:name="a3c7635">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80eb56">
        <table:table-column table:number-columns-repeated="5" table:style-name="aadb61e"/>
        <table:table-row>
          <table:table-cell office:string-value="Assignment per Teacher" office:value-type="string" table:style-name="a027567">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e34009">
            <text:p>FIRST NAME</text:p>
          </table:table-cell>
          <table:table-cell/>
          <table:table-cell office:string-value="LAST NAME" office:value-type="string" table:style-name="a1a57df">
            <text:p>LAST NAME</text:p>
          </table:table-cell>
          <table:table-cell/>
          <table:table-cell/>
        </table:table-row>
        <table:table-row>
          <table:table-cell office:string-value="teacher27FirstName" office:value-type="string" table:style-name="aaa4c03">
            <text:p>teacher27FirstName</text:p>
          </table:table-cell>
          <table:table-cell/>
          <table:table-cell office:string-value="teacher27LastName" office:value-type="string" table:style-name="a180d62">
            <text:p>teacher27LastName</text:p>
          </table:table-cell>
          <table:table-cell/>
          <table:table-cell/>
        </table:table-row>
        <table:table-row>
          <table:table-cell/>
          <table:table-cell/>
          <table:table-cell/>
          <table:table-cell/>
          <table:table-cell/>
        </table:table-row>
        <table:table-row>
          <table:table-cell office:string-value="STATUS" office:value-type="string" table:style-name="a4ba8a3">
            <text:p>STATUS</text:p>
          </table:table-cell>
          <table:table-cell office:string-value="" office:value-type="string" table:style-name="accf4ca">
            <text:p/>
          </table:table-cell>
          <table:table-cell office:string-value="OFFICE" office:value-type="string" table:style-name="a72cadf">
            <text:p>OFFICE</text:p>
          </table:table-cell>
          <table:table-cell office:string-value="" office:value-type="string" table:style-name="a6989f7">
            <text:p/>
          </table:table-cell>
          <table:table-cell/>
        </table:table-row>
        <table:table-row>
          <table:table-cell/>
          <table:table-cell/>
          <table:table-cell/>
          <table:table-cell/>
          <table:table-cell/>
        </table:table-row>
        <table:table-row>
          <table:table-cell office:string-value="PERSONAL E-MAIL" office:value-type="string" table:style-name="a54812f">
            <text:p>PERSONAL E-MAIL</text:p>
          </table:table-cell>
          <table:table-cell/>
          <table:table-cell office:string-value="" office:value-type="string" table:style-name="a844c38">
            <text:p/>
          </table:table-cell>
          <table:table-cell/>
          <table:table-cell/>
        </table:table-row>
        <table:table-row>
          <table:table-cell/>
          <table:table-cell/>
          <table:table-cell/>
          <table:table-cell/>
          <table:table-cell/>
        </table:table-row>
        <table:table-row>
          <table:table-cell office:string-value="DAUPHINE E-MAIL" office:value-type="string" table:style-name="a5f66af">
            <text:p>DAUPHINE E-MAIL</text:p>
          </table:table-cell>
          <table:table-cell/>
          <table:table-cell office:string-value="" office:value-type="string" table:style-name="a08a499">
            <text:p/>
          </table:table-cell>
          <table:table-cell/>
          <table:table-cell/>
        </table:table-row>
        <table:table-row>
          <table:table-cell/>
          <table:table-cell/>
          <table:table-cell/>
          <table:table-cell/>
          <table:table-cell/>
        </table:table-row>
        <table:table-row>
          <table:table-cell office:string-value="PERSONAL PHONE" office:value-type="string" table:style-name="a0c38ac">
            <text:p>PERSONAL PHONE</text:p>
          </table:table-cell>
          <table:table-cell/>
          <table:table-cell office:string-value="MOBILE PHONE" office:value-type="string" table:style-name="a4e0dda">
            <text:p>MOBILE PHONE</text:p>
          </table:table-cell>
          <table:table-cell/>
          <table:table-cell office:string-value="DAUPHINE PHONE NUMBER" office:value-type="string" table:style-name="a8e01cb">
            <text:p>DAUPHINE PHONE NUMBER</text:p>
          </table:table-cell>
        </table:table-row>
        <table:table-row>
          <table:table-cell office:string-value="" office:value-type="string" table:style-name="ae7b386">
            <text:p/>
          </table:table-cell>
          <table:table-cell/>
          <table:table-cell office:string-value="" office:value-type="string" table:style-name="a033256">
            <text:p/>
          </table:table-cell>
          <table:table-cell/>
          <table:table-cell office:string-value="" office:value-type="string" table:style-name="a736257">
            <text:p/>
          </table:table-cell>
        </table:table-row>
        <table:table-row table:number-rows-repeated="2">
          <table:table-cell/>
          <table:table-cell/>
          <table:table-cell/>
          <table:table-cell/>
          <table:table-cell/>
        </table:table-row>
        <table:table-row>
          <table:table-cell office:string-value="STUDY LEVEL" office:value-type="string" table:style-name="aa026f4">
            <text:p>STUDY LEVEL</text:p>
          </table:table-cell>
          <table:table-cell office:string-value="SEMESTER" office:value-type="string" table:style-name="ae595b7">
            <text:p>SEMESTER</text:p>
          </table:table-cell>
          <table:table-cell office:string-value="COURSE" office:value-type="string" table:style-name="a9bbf99">
            <text:p>COURSE</text:p>
          </table:table-cell>
          <table:table-cell office:string-value="TYPE" office:value-type="string" table:style-name="a308a2e">
            <text:p>TYPE</text:p>
          </table:table-cell>
          <table:table-cell office:string-value="Nbr H" office:value-type="string" table:style-name="a8682e9">
            <text:p>Nbr H</text:p>
          </table:table-cell>
        </table:table-row>
        <table:table-row>
          <table:table-cell office:string-value="DE1" office:value-type="string" table:style-name="ad8938a">
            <text:p>DE1</text:p>
          </table:table-cell>
          <table:table-cell office:value="1.0" office:value-type="float" table:style-name="a3f270a">
            <text:p>1</text:p>
          </table:table-cell>
          <table:table-cell office:string-value="testcourse27" office:value-type="string" table:style-name="a543af4">
            <text:p>testcourse27</text:p>
          </table:table-cell>
          <table:table-cell office:string-value="TD" office:value-type="string" table:style-name="a497f3d">
            <text:p>TD</text:p>
          </table:table-cell>
          <table:table-cell office:value="1.0" office:value-type="float" table:style-name="ac150cb">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57340d">
            <text:p>TOTAL</text:p>
          </table:table-cell>
          <table:table-cell office:value="1.0" office:value-type="float" table:style-name="a3c7635">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4</dc:date>
    <meta:editing-cycles>1</meta:editing-cycles>
    <meta:editing-duration>PT0.155S</meta:editing-duration>
    <meta:initial-creator>inesdraredja</meta:initial-creator>
    <meta:creation-date>2020-06-16T08:58:04</meta:creation-date>
    <dc:language>fr</dc:language>
  </office:meta>
</office:document-meta>
</file>